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cc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4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color="#000000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fo:color="#0000cc" style:text-underline-style="none"/>
    </style:style>
    <style:style style:name="P7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tema 2 (5 y 6)</text:p>
      <text:p text:style-name="P1"/>
      <text:p text:style-name="P2">PRODUCTO (<text:span text:style-name="T1">Codigo</text:span>, Descripción, Precio, Existencias).</text:p>
      <text:p text:style-name="P2"/>
      <text:p text:style-name="P2">CLIENTE (<text:span text:style-name="T1">Codigo</text:span>, Nombre, Apellidos, Dirección, Tfno).</text:p>
      <text:p text:style-name="P2"/>
      <text:p text:style-name="P2">PROVEEDOR (<text:span text:style-name="T1">Codigo</text:span>, Nombre, Apellidos, Direccion, Provincia, Tfno).</text:p>
      <text:p text:style-name="P2"/>
      <text:p text:style-name="P2">COMPRA (<text:span text:style-name="T1">Cod_Producto</text:span><text:span text:style-name="T2">, </text:span><text:span text:style-name="T1">Cod_Cliente</text:span><text:span text:style-name="T2">, Fecha_Compra</text:span>) DONDE {Cod_Producto} REFERENCIA PRODUCTO y {Cod_cliente} REFERENCIA CLIENTE</text:p>
      <text:p text:style-name="P2"/>
      <text:p text:style-name="P4">SUMINISTRA (<text:span text:style-name="T1">Cod_Producto</text:span><text:span text:style-name="T2">, </text:span><text:span text:style-name="T1">Cod_Proveedor</text:span><text:span text:style-name="T2">) DONDE {Cod_Producto} REFERENCIA PRODUCTO y {Cod_Proveedor} REFERENCIA PROVEEDOR</text:span></text:p>
      <text:p text:style-name="P1"/>
      <text:p text:style-name="P1">Ejercicio tema 2 (7a)</text:p>
      <text:p text:style-name="Standard"/>
      <text:p text:style-name="Standard">CENTRO (C<text:span text:style-name="T1">odigo</text:span><text:span text:style-name="T2">, Nombre, Direccion, Localidad, Nº_Alumno)</text:span></text:p>
      <text:p text:style-name="P5"/>
      <text:p text:style-name="Standard"><text:span text:style-name="T2">PUBLICO (</text:span><text:span text:style-name="T1">Cod_Centro</text:span><text:span text:style-name="T2">, Presupuesto) DONDE {Cod_Centro} REFERECIA CENTRO</text:span></text:p>
      <text:p text:style-name="P5"/>
      <text:p text:style-name="Standard"><text:span text:style-name="T2">PRIVADO (</text:span><text:span text:style-name="T1">Cod_Centro</text:span><text:span text:style-name="T2">, Cuota) DONDE {Cod_Centro} REFERECIA CENTRO</text:span></text:p>
      <text:p text:style-name="Standard"/>
      <text:p text:style-name="Standard">PROFESOR (C<text:span text:style-name="T1">odigo</text:span><text:span text:style-name="T2">, Nombre, Direccion, Localidad, Telefono)</text:span></text:p>
      <text:p text:style-name="P5"/>
      <text:p text:style-name="P3"><text:span text:style-name="T2">IMPARTE (</text:span><text:span text:style-name="T1">Cod_Centro</text:span><text:span text:style-name="T2">, </text:span><text:span text:style-name="T1">Cod_Profesor</text:span><text:span text:style-name="T2">) DONDE {Cod_Centro} REFERENCIA CENTRO y {Cod_Profesor} REFERECIA PROFESOR</text:span></text:p>
      <text:p text:style-name="P5"/>
      <text:p text:style-name="P6">Ejercicio tema 2 (7b)</text:p>
      <text:p text:style-name="P5"/>
      <text:p text:style-name="Standard"><text:span text:style-name="T2">CAMIONERO (</text:span><text:span text:style-name="T1">Dni</text:span><text:span text:style-name="T2">, Nombre, Telefono, Direccio, Poblacion, Salario)</text:span></text:p>
      <text:p text:style-name="P5"/>
      <text:p text:style-name="Standard"><text:span text:style-name="T2">CAMION (</text:span><text:span text:style-name="T1">Matricula</text:span><text:span text:style-name="T2">, Modelo, Potencia, Tipo)</text:span></text:p>
      <text:p text:style-name="P5"/>
      <text:p text:style-name="Standard"><text:span text:style-name="T2">PAQUETE (</text:span><text:span text:style-name="T1">Codigo</text:span><text:span text:style-name="T2">, Direccion, Destinatario, Descripcion, Dni_Camionero) DONDE {Dni_Camionero} REFERENCIA CAMIONERO</text:span></text:p>
      <text:p text:style-name="P5"/>
      <text:p text:style-name="Standard"><text:span text:style-name="T2">PROVINCIA (</text:span><text:span text:style-name="T1">Codigo</text:span><text:span text:style-name="T2">, Nombre Cod_Paquete) DONDE {Cod_Paquete} REFERECIA PAQUETE</text:span></text:p>
      <text:p text:style-name="P5"/>
      <text:p text:style-name="Standard"><text:span text:style-name="T2">CONDUCE (</text:span><text:span text:style-name="T1">Dni_Camionero</text:span><text:span text:style-name="T2">, </text:span><text:span text:style-name="T1">Mat_Camion</text:span><text:span text:style-name="T2">) DONDE {Dni_Camionero} REFERENCIA </text:span></text:p>
      <text:p text:style-name="P7">CAMIONERO y {Mat_Camion} REFERECIA CAMION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jercicio tema 2 (7c)</text:p>
      <text:p text:style-name="P5"/>
      <text:p text:style-name="Standard"><text:span text:style-name="T2">MODULO (</text:span><text:span text:style-name="T1">Codigo</text:span><text:span text:style-name="T2">, Nombre, Dni_Profesor) DONDE {Dni_Profesor} REFERENCIA PROFESOR</text:span></text:p>
      <text:p text:style-name="P5"/>
      <text:p text:style-name="Standard"><text:span text:style-name="T2">ALUMNO (</text:span><text:span text:style-name="T1">Expediente</text:span><text:span text:style-name="T2">, Nombre, Apellidos, Fecha_Nac, Delegado) DONDE {Delegado} REFERENCIA ALUMNO</text:span></text:p>
      <text:p text:style-name="P5"/>
      <text:p text:style-name="Standard"><text:span text:style-name="T2">PROFESOR (</text:span><text:span text:style-name="T1">Dni</text:span><text:span text:style-name="T2">, Nombre, Direccion, Telefono)</text:span></text:p>
      <text:p text:style-name="P5"/>
      <text:p text:style-name="P3"><text:span text:style-name="T2">CURSO (</text:span><text:span text:style-name="T1">Exp_Alumno</text:span><text:span text:style-name="T2">, </text:span><text:span text:style-name="T1">Cod_Modulo</text:span><text:span text:style-name="T2">) DONDE {Exp_Alumno} REFERENCIA ALUMNO y {Cod_Modulo} REFERENCIA MODULO</text:span></text:p>
      <text:p text:style-name="Standard"/>
      <text:p text:style-name="P6">Ejercicio tema 2 (7d)</text:p>
      <text:p text:style-name="P5"/>
      <text:p text:style-name="Standard"><text:span text:style-name="T2">AUTORES (</text:span><text:span text:style-name="T1">Id_Autor</text:span><text:span text:style-name="T2">, Nombre)</text:span></text:p>
      <text:p text:style-name="P5"/>
      <text:p text:style-name="Standard"><text:span text:style-name="T2">LIBROS (</text:span><text:span text:style-name="T1">Isbn</text:span><text:span text:style-name="T2">, Titulo, Año_Escritura)</text:span></text:p>
      <text:p text:style-name="P5"/>
      <text:p text:style-name="Standard"><text:span text:style-name="T2">VOLUMENES (</text:span><text:span text:style-name="T1">Id_Volumen</text:span><text:span text:style-name="T2">, Editorial, Año_Edicion, Deteriorado, Isbn) DONDE {Isbn} REFERENCIA LIBROS</text:span></text:p>
      <text:p text:style-name="P5"/>
      <text:p text:style-name="Standard"><text:span text:style-name="T2">PRESTAMOS (</text:span><text:span text:style-name="T1">Id_Prestamo</text:span><text:span text:style-name="T2">, Fecha_Devolucion, Fecha_Prestamo, Fecha_Tope, Id_Volumen, Cod_Socio, Dni_Socio) DONDE {Id_Volumen} REFERENCIA VOLUMENES y {Cod_Socio, Dni_Socio} REFERENCIA SOCIOS</text:span></text:p>
      <text:p text:style-name="P5"/>
      <text:p text:style-name="Standard"><text:span text:style-name="T2">SOCIOS (</text:span><text:span text:style-name="T1">Codigo</text:span><text:span text:style-name="T2">, </text:span><text:span text:style-name="T1">Dni</text:span><text:span text:style-name="T2">, Nombre, Apellidos, Direccion, Telefono)</text:span></text:p>
      <text:p text:style-name="P5"/>
      <text:p text:style-name="P3"><text:span text:style-name="T2">ESCRITO (</text:span><text:span text:style-name="T1">Id_Autor</text:span><text:span text:style-name="T2">, </text:span><text:span text:style-name="T1">Isbn</text:span><text:span text:style-name="T2">) DONDE {Id_Autor} REFERENCIA AUTORES y {Isbn} REFERENCIA LIBROS</text:span></text:p>
      <text:p text:style-name="P5"/>
      <text:p text:style-name="P6">Ejercicio tema 2 (7e)</text:p>
      <text:p text:style-name="P5"/>
      <text:p text:style-name="Standard"><text:span text:style-name="T2">GUERRA (</text:span><text:span text:style-name="T1">Id_Guerra</text:span><text:span text:style-name="T2">, Nombre, Año_Inicio, Año_Fin)</text:span></text:p>
      <text:p text:style-name="P5"/>
      <text:p text:style-name="Standard"><text:span text:style-name="T2">BANDOS (</text:span><text:span text:style-name="T1">Id_Bando</text:span><text:span text:style-name="T2">, Nombre, Ganad/Perd, Id_Guerra) DONDE {Id_Guerra} REFERENCIA GUERRA</text:span></text:p>
      <text:p text:style-name="P5"/>
      <text:p text:style-name="Standard"><text:span text:style-name="T2">PAISES (</text:span><text:span text:style-name="T1">Id_Pais</text:span><text:span text:style-name="T2">, Nombre)</text:span></text:p>
      <text:p text:style-name="P5"/>
      <text:p text:style-name="Standard"><text:span text:style-name="T2">PERIODOS INDEPENDENCIA (</text:span><text:span text:style-name="T1">Id_Pais</text:span><text:span text:style-name="T2">, </text:span><text:span text:style-name="T1">Num_Periodo</text:span><text:span text:style-name="T2">, Inicio_Per, Fin_Per) DONDE {Id_Pais} REFERENCIA PAISES</text:span></text:p>
      <text:p text:style-name="P5"/>
      <text:p text:style-name="P3"><text:span text:style-name="T2">PARTICIPANTES (</text:span><text:span text:style-name="T1">Id_Bando</text:span><text:span text:style-name="T2">, </text:span><text:span text:style-name="T1">Id_Pais</text:span><text:span text:style-name="T2">, Año_Entrada, Año_Salida) DONDE {Id_Guerra} REFERENCIA GUERRA y {Id_Pais} REFERENCIA PAISES</text:span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jercicio tema 2 (7f)</text:p>
      <text:p text:style-name="P5"/>
      <text:p text:style-name="Standard"><text:span text:style-name="T2">PLATOS (</text:span><text:span text:style-name="T1">Id_Plato</text:span><text:span text:style-name="T2">, Nombre, Tipo, Precio)</text:span></text:p>
      <text:p text:style-name="P5"/>
      <text:p text:style-name="Standard"><text:span text:style-name="T2">TRABAJADORES (</text:span><text:span text:style-name="T1">Dni</text:span><text:span text:style-name="T2">, Nombre, Apellidos, Nº_Seguridad_Social, Tel_Fijo, Tel_Movil)</text:span></text:p>
      <text:p text:style-name="P5"/>
      <text:p text:style-name="Standard"><text:span text:style-name="T2">COCINEROS (</text:span><text:span text:style-name="T1">Dni _Cocinero</text:span><text:span text:style-name="T2">, Años_Servicio) DONDE {Dni _Cocinero} REFERENCIA TRABAJADORES </text:span></text:p>
      <text:p text:style-name="P5"/>
      <text:p text:style-name="Standard"><text:span text:style-name="T2">PINCHES (</text:span><text:span text:style-name="T1">Dni _Pinche </text:span><text:span text:style-name="T2">, Fecha_Nacim, Dni_Cocinero_Cargo) DONDE {Dni _Pinche} REFERENCIA TRABAJADORES y {Dni_Cocinero_Cargo} REFERENCIA COCINEROS</text:span></text:p>
      <text:p text:style-name="P5"/>
      <text:p text:style-name="Standard"><text:span text:style-name="T2">INGREDIENTES (</text:span><text:span text:style-name="T1">Id_Ingrediente</text:span><text:span text:style-name="T2">, Nombre)</text:span></text:p>
      <text:p text:style-name="P5"/>
      <text:p text:style-name="Standard"><text:span text:style-name="T2">ALMACENES ( </text:span><text:span text:style-name="T1">Nº_Almacen</text:span><text:span text:style-name="T2">, Nombre, Descripcion)</text:span></text:p>
      <text:p text:style-name="P5"/>
      <text:p text:style-name="Standard"><text:span text:style-name="T2">ESTANTERIAS (</text:span><text:span text:style-name="T1">Nº_Almacen</text:span><text:span text:style-name="T2">, </text:span><text:span text:style-name="T1">Id_Ingrediente</text:span><text:span text:style-name="T2">, </text:span><text:span text:style-name="T1">Letras</text:span><text:span text:style-name="T2">, Tamaño) DONDE {Nº_Almacen} REFERENCIA ALMACENES y {Id_Ingrediente} REFERENCIA INGREDIENTES</text:span></text:p>
      <text:p text:style-name="P5"/>
      <text:p text:style-name="Standard"><text:span text:style-name="T2">USA (</text:span><text:span text:style-name="T1">Id_Plato</text:span><text:span text:style-name="T2">, </text:span><text:span text:style-name="T1">Id_Ingrediente</text:span><text:span text:style-name="T2">, Cantidad) DONDE {Id_Plato} REFERENCIA PLATOS y {Id_Ingrediente} REFERENCIA INGREDIENTES</text:span></text:p>
      <text:p text:style-name="P5"/>
      <text:p text:style-name="Standard"><text:span text:style-name="T2">ALMACENA (</text:span><text:span text:style-name="T1">Id_Ingrediente</text:span><text:span text:style-name="T2">, </text:span><text:span text:style-name="T1">Nº_Almacen</text:span><text:span text:style-name="T2">, Letras, Cantidad) DONDE {Id_Ingrediente} REFERENCIA INGREDIENTES y {Nº_Almacen, Letras} REFERENCIA ESTANTERIAS</text:span></text:p>
      <text:p text:style-name="P5"/>
      <text:p text:style-name="Standard"><text:span text:style-name="T2">PREPARA ( </text:span><text:span text:style-name="T1">Id_Plato</text:span><text:span text:style-name="T2">, <text:s/></text:span><text:span text:style-name="T1">Dni _Cocinero</text:span><text:span text:style-name="T2">) DONDE {Id_Plato} REFERENCIA PLATOS </text:span></text:p>
      <text:p text:style-name="P5">y {Dni_Cocinero} REFERENCIA COCINEROS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fri </meta:initial-creator>
    <meta:creation-date>2020-11-17T20:26:30.30</meta:creation-date>
    <dc:date>2020-11-19T10:35:33.02</dc:date>
    <dc:creator>juanfri </dc:creator>
    <meta:editing-duration>PT3H2M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3" meta:paragraph-count="49" meta:word-count="371" meta:character-count="3447"/>
  </office:meta>
</office:document-meta>
</file>